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mitsPerMon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/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3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(-3)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89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488.72mm" svg:height="213.29mm" svg:x="1.93mm" svg:y="2.66mm">
            <loext:p draw:notify-on-update-of-ranges="commitsPerMonth.A2:commitsPerMonth.A2 commitsPerMonth.A3:commitsPerMonth.A102 commitsPerMonth.B2:commitsPerMonth.B2 commitsPerMonth.B3:commitsPerMonth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6:14:48.41215894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6T16:34:57.167236555</dc:date>
    <meta:editing-duration>PT14M17S</meta:editing-duration>
    <meta:editing-cycles>3</meta:editing-cycles>
    <meta:generator>LibreOffice/5.1.6.2$Linux_X86_64 LibreOffice_project/10m0$Build-2</meta:generator>
    <meta:document-statistic meta:table-count="2" meta:cell-count="2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873cm" svg:height="21.33cm" xlink:href=".." xlink:type="simple" chart:class="chart:line" chart:style-name="ch1">
        <chart:title svg:x="19.471cm" svg:y="0.562cm" chart:style-name="ch2">
          <text:p>Commits Number Associated to Bug Type Tickets</text:p>
        </chart:title>
        <chart:subtitle svg:x="20.304cm" svg:y="1.767cm" chart:style-name="ch3">
          <text:p>(only last commit per ticket ID was considered)</text:p>
        </chart:subtitle>
        <chart:legend chart:legend-position="end" svg:x="47.933cm" svg:y="10.366cm" style:legend-expansion="high" chart:style-name="ch4"/>
        <chart:plot-area chart:style-name="ch5" table:cell-range-address="commitsPerMonth.A2:commitsPerMonth.B102" chart:data-source-has-labels="both" svg:x="1.988cm" svg:y="2.876cm" svg:width="44.968cm" svg:height="17.047cm">
          <chartooo:coordinate-region svg:x="2.991cm" svg:y="2.876cm" svg:width="43.965cm" svg:height="15.457cm"/>
          <chart:axis chart:dimension="x" chart:name="primary-x" chart:style-name="ch6" chartooo:axis-type="auto">
            <chartooo:date-scale/>
            <chart:title svg:x="24.071cm" svg:y="20.349cm" chart:style-name="ch7">
              <text:p>Date</text:p>
            </chart:title>
            <chart:categories table:cell-range-address="commitsPerMonth.A3:commitsPerMonth.A102"/>
          </chart:axis>
          <chart:axis chart:dimension="y" chart:name="primary-y" chart:style-name="ch6">
            <chart:title svg:x="0.451cm" svg:y="12.091cm" chart:style-name="ch8">
              <text:p>Commits</text:p>
            </chart:title>
            <chart:grid chart:style-name="ch9" chart:class="major"/>
          </chart:axis>
          <chart:series chart:style-name="ch10" chart:values-cell-range-address="commitsPerMonth.B3:commitsPerMonth.B102" chart:label-cell-address="commitsPerMonth.B2:commitsPerMonth.B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ommitsPerMonth.B2:commitsPerMonth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-02</text:p>
                <draw:g>
                  <svg:desc>commitsPerMonth.A3:commitsPerMonth.A102</svg:desc>
                </draw:g>
              </table:table-cell>
              <table:table-cell office:value-type="float" office:value="0">
                <text:p>0</text:p>
                <draw:g>
                  <svg:desc>commitsPerMonth.B3:commitsPerMonth.B102</svg:desc>
                </draw:g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